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E000003940AACEC4720D7A2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282cm" svg:x="0cm" svg:y="-0.023cm">
          <draw:image xlink:href="Pictures/100000010000044E000003940AACEC4720D7A2F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83cm" fo:page-height="16.2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12T22:03:55.206421793</dc:date>
    <meta:editing-duration>PT1M13S</meta:editing-duration>
    <meta:editing-cycles>1</meta:editing-cycles>
    <meta:document-statistic meta:object-count="1"/>
    <meta:generator>LibreOffice/7.3.7.2$Linux_X86_64 LibreOffice_project/30$Build-2</meta:generator>
  </office:meta>
</office:document-meta>
</file>